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cm" svg:height="1.1cm" svg:x="1.7cm" svg:y="5.1cm">
          <text:p text:style-name="P1">Func1(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9cm" svg:height="1.1cm" svg:x="1.7cm" svg:y="4cm">
          <text:p text:style-name="P1">Func2(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9cm" svg:height="1.1cm" svg:x="1.7cm" svg:y="6.2cm">
          <text:p text:style-name="P1">Sample(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6cm" svg:y1="4.55cm" svg:x2="5.6cm" svg:y2="5.65cm" draw:start-shape="id1" draw:start-glue-point="1" draw:end-shape="id2" svg:d="m5600 4550c751 0 751 1100 0 1100" svg:viewBox="0 0 564 1101">
          <text:p/>
        </draw:connector>
        <draw:connector draw:style-name="gr2" draw:text-style-name="P1" draw:layer="layout" draw:type="curve" svg:x1="5.6cm" svg:y1="5.65cm" svg:x2="5.6cm" svg:y2="6.75cm" draw:start-shape="id2" draw:start-glue-point="1" draw:end-shape="id3" draw:end-glue-point="1" svg:d="m5600 5650c751 0 751 1100 0 1100" svg:viewBox="0 0 564 1101">
          <text:p/>
        </draw:connector>
        <draw:connector draw:style-name="gr2" draw:text-style-name="P1" draw:layer="layout" draw:type="curve" svg:x1="5.6cm" svg:y1="6.75cm" svg:x2="5.469cm" svg:y2="8.026cm" draw:start-shape="id3" draw:start-glue-point="1" svg:d="m5600 6750c751 0 817 1276-131 1276" svg:viewBox="0 0 704 1277">
          <text:p/>
        </draw:connector>
        <draw:frame draw:style-name="gr3" draw:text-style-name="P2" draw:layer="layout" svg:width="3.7cm" svg:height="1.207cm" svg:x="6.5cm" svg:y="7cm">
          <draw:text-box>
            <text:p text:style-name="P2"><text:span text:style-name="T1">Unwind <text:s/>objects </text:span></text:p>
            <text:p text:style-name="P2"><text:span text:style-name="T1">from Sample()</text:span></text:p>
          </draw:text-box>
        </draw:frame>
        <draw:frame draw:style-name="gr3" draw:text-style-name="P2" draw:layer="layout" svg:width="3.7cm" svg:height="1.207cm" svg:x="6.5cm" svg:y="5.7cm">
          <draw:text-box>
            <text:p text:style-name="P2"><text:span text:style-name="T1">Unwind <text:s/>objects </text:span></text:p>
            <text:p text:style-name="P2"><text:span text:style-name="T1">from Func1()</text:span></text:p>
          </draw:text-box>
        </draw:frame>
        <draw:frame draw:style-name="gr3" draw:text-style-name="P2" draw:layer="layout" svg:width="3.7cm" svg:height="1.207cm" svg:x="6.5cm" svg:y="4.501cm">
          <draw:text-box>
            <text:p text:style-name="P2"><text:span text:style-name="T1">Unwind <text:s/>objects </text:span></text:p>
            <text:p text:style-name="P2"><text:span text:style-name="T1">from Func2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8:40:35.441131974</meta:creation-date>
    <dc:date>2014-04-09T18:46:51.441527307</dc:date>
    <meta:editing-duration>P0D</meta:editing-duration>
    <meta:editing-cycles>1</meta:editing-cycles>
    <meta:document-statistic meta:object-count="9"/>
    <meta:generator>LibreOffice/4.1.3.2$Linux_X86_64 LibreOffice_project/410m0$Build-2</meta:generator>
  </office:meta>
</office:document-meta>
</file>